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ducesRequestCondition.indexOfEqualMediaType( MediaType media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ducesRequestCondition.compareTo( ProducesRequestCondition other , ServerWebExchange exchan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roducesRequestCondition.ProducesRequestCondition( String ... produ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sRequestConditio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sRequestCondition.getMatchingExpressions( ServerWeb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duceMediaTypeExpression.ProduceMediaTypeExpressio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sRequestCondition.getAcceptedMediaTypes(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duceMediaTypeExpression.ProduceMediaTypeExpression( MediaType mediaType , boolean neg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sRequestCondition.getProducibleMediaTyp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ducesRequestCondition.ProducesRequestCondition( List &lt; ProduceMediaTypeExpression &gt; expressions , ProducesRequestCondition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ducesRequestCondition.getExpressionsToCompa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sRequestCondition.ProducesRequestCondition( String [ ] produces , String [ ] headers , RequestedContentTypeResolver 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ducesRequestCondition.clearMediaTypesAttribute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sRequestCondition.getMatchingCondition( ServerWebExchange 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oducesRequestCondition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sRequestCondition.getToString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sRequestCondition.combine( ProducesRequestCondition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sRequestCondition.ProducesRequestCondition( String [ ] produces , String [ ]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sRequestCondition.indexOfIncludedMediaType( MediaType media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ducesRequestCondition.get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ducesRequestCondition.parseExpressions( String [ ] produces , String [ ] header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roduceMediaTypeExpression.matchMediaType( ServerWeb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ducesRequestCondition.compareMatchingMediaTypes( ProducesRequestCondition condition1 , int index1 , ProducesRequestCondition condition2 , int index2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